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5.85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14.994cm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17.022cm" fo:min-width="18.042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text:animation-delay="P0D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675cm" text:animation-delay="P0D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3.945cm" text:animation-delay="P0D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4.072cm" text:animation-delay="P0D"/>
    </style:style>
    <style:style style:name="gr12" style:family="graphic" style:parent-style-name="standard">
      <style:graphic-properties draw:opacity="23%" draw:textarea-horizontal-align="justify" draw:textarea-vertical-align="middle" draw:auto-grow-height="false" fo:min-height="24.769cm" fo:min-width="18.423cm" text:animation-delay="P0D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6.358cm" text:animation-delay="P0D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8.263cm" text:animation-delay="P0D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5.215cm" text:animation-delay="P0D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5.85cm" text:animation-delay="P0D"/>
    </style:style>
    <style:style style:name="gr17" style:family="graphic" style:parent-style-name="standard">
      <style:graphic-properties draw:marker-start="Arrow" draw:marker-start-width="0.3cm" draw:marker-end="Circle" draw:marker-end-width="0.3cm" draw:textarea-vertical-align="middle" text:animation-delay="P0D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5.723cm" text:animation-delay="P0D"/>
    </style:style>
    <style:style style:name="gr19" style:family="graphic" style:parent-style-name="standard">
      <style:graphic-properties draw:textarea-horizontal-align="justify" draw:textarea-vertical-align="middle" draw:auto-grow-height="false" fo:min-height="1.147cm" fo:min-width="3.818cm" text:animation-delay="P0D"/>
    </style:style>
    <style:style style:name="gr20" style:family="graphic" style:parent-style-name="standard">
      <style:graphic-properties draw:stroke="none" draw:fill="none" fo:min-height="0.739cm" text:animation-delay="P0D"/>
    </style:style>
    <style:style style:name="gr21" style:family="graphic" style:parent-style-name="standard">
      <style:graphic-properties draw:opacity="23%" draw:textarea-horizontal-align="justify" draw:textarea-vertical-align="middle" draw:auto-grow-height="false" fo:min-height="23.118cm" fo:min-width="16.772cm" text:animation-delay="P0D"/>
    </style:style>
    <style:style style:name="gr22" style:family="graphic" style:parent-style-name="standard">
      <style:graphic-properties draw:textarea-horizontal-align="justify" draw:textarea-vertical-align="middle" draw:auto-grow-height="false" fo:min-height="2.671cm" fo:min-width="4.072cm" text:animation-delay="P0D"/>
    </style:style>
    <style:style style:name="gr23" style:family="graphic" style:parent-style-name="standard">
      <style:graphic-properties draw:opacity="63%" draw:textarea-horizontal-align="justify" draw:textarea-vertical-align="bottom" draw:auto-grow-height="false" fo:min-height="8.767cm" fo:min-width="9.914cm" text:animation-delay="P0D"/>
    </style:style>
    <style:style style:name="gr24" style:family="graphic" style:parent-style-name="standard">
      <style:graphic-properties draw:opacity="51%" draw:textarea-horizontal-align="justify" draw:textarea-vertical-align="bottom" draw:auto-grow-height="false" fo:min-height="13.339cm" fo:min-width="13.851cm" text:animation-delay="P0D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7.501cm" text:animation-delay="P0D"/>
    </style:style>
    <style:style style:name="gr26" style:family="graphic" style:parent-style-name="standard">
      <style:graphic-properties draw:textarea-horizontal-align="justify" draw:textarea-vertical-align="middle" draw:auto-grow-height="false" fo:min-height="3.306cm" fo:min-width="12.073cm" text:animation-delay="P0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23%"/>
      <style:paragraph-properties fo:text-align="center"/>
      <style:text-properties style:font-name="Noto Mono"/>
    </style:style>
    <style:style style:name="P4" style:family="paragraph">
      <loext:graphic-properties draw:opacity="23%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opacity="63%"/>
      <style:paragraph-properties fo:text-align="center"/>
    </style:style>
    <style:style style:name="P7" style:family="paragraph">
      <loext:graphic-properties draw:opacity="51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937cm" svg:x="8.366cm" svg:y="16.621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143cm" svg:x="2.778cm" svg:y="13.446cm">
          <text:p text:style-name="P1">IScenseExecuto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66cm" svg:y1="16.621cm" svg:x2="5.699cm" svg:y2="14.589cm">
          <text:p/>
        </draw:line>
        <draw:custom-shape draw:style-name="gr4" draw:text-style-name="P1" draw:layer="layout" svg:width="6.35cm" svg:height="1.143cm" svg:x="8.239cm" svg:y="13.446cm">
          <text:p text:style-name="P1">IGameLogicExecuto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017cm" svg:y1="16.875cm" svg:x2="9.89cm" svg:y2="14.589cm">
          <text:p/>
        </draw:line>
        <draw:custom-shape draw:style-name="gr5" draw:text-style-name="P1" draw:layer="layout" svg:width="3.556cm" svg:height="1.143cm" svg:x="14.97cm" svg:y="16.494cm">
          <text:p text:style-name="P1">IInpu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03cm" svg:y1="16.875cm" svg:x2="14.97cm" svg:y2="16.875cm">
          <text:p/>
        </draw:line>
        <draw:custom-shape draw:style-name="gr6" draw:text-style-name="P1" draw:layer="layout" svg:width="15.494cm" svg:height="1.397cm" svg:x="2.905cm" svg:y="21.955cm">
          <text:p text:style-name="P1">Async events queue channel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test" svg:width="18.542cm" svg:height="17.272cm" svg:x="1.508cm" svg:y="6.96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921cm" svg:y1="13.446cm" svg:x2="3.159cm" svg:y2="10.906cm">
          <text:p/>
        </draw:line>
        <draw:custom-shape draw:style-name="gr9" draw:text-style-name="P1" draw:layer="layout" svg:width="3.175cm" svg:height="1.27cm" svg:x="1.762cm" svg:y="9.763cm">
          <text:p text:style-name="P1">IRendere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07cm" svg:y1="13.446cm" svg:x2="6.842cm" svg:y2="11.033cm">
          <text:p/>
        </draw:line>
        <draw:custom-shape draw:style-name="gr9" draw:text-style-name="P1" draw:layer="layout" svg:width="3.175cm" svg:height="1.27cm" svg:x="5.826cm" svg:y="9.763cm">
          <text:p text:style-name="P1">IScens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096cm" svg:y1="13.446cm" svg:x2="11.668cm" svg:y2="11.287cm">
          <text:p/>
        </draw:line>
        <draw:custom-shape draw:style-name="gr10" draw:text-style-name="P1" draw:layer="layout" svg:width="4.445cm" svg:height="1.397cm" svg:x="9.763cm" svg:y="9.763cm">
          <text:p text:style-name="P1">ICollisionCheck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446cm" svg:y1="13.446cm" svg:x2="16.621cm" svg:y2="11.287cm">
          <text:p/>
        </draw:line>
        <draw:custom-shape draw:style-name="gr11" draw:text-style-name="P1" draw:layer="layout" svg:width="4.572cm" svg:height="1.397cm" svg:x="15.097cm" svg:y="9.89cm">
          <text:p text:style-name="P1">IGameScens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4" draw:layer="test" svg:width="18.923cm" svg:height="25.019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58cm" svg:height="2.032cm" svg:x="6.461cm" svg:y="13.192cm">
          <text:p text:style-name="P1">IRendere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493cm" svg:y1="13.192cm" svg:x2="6.715cm" svg:y2="7.858cm">
          <text:p/>
        </draw:line>
        <draw:custom-shape draw:style-name="gr14" draw:text-style-name="P1" draw:layer="layout" svg:width="8.763cm" svg:height="1.651cm" svg:x="2.524cm" svg:y="6.207cm">
          <text:p text:style-name="P1">IRenderContex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668cm" svg:y1="13.192cm" svg:x2="14.716cm" svg:y2="7.731cm">
          <text:p/>
        </draw:line>
        <draw:custom-shape draw:style-name="gr15" draw:text-style-name="P1" draw:layer="layout" svg:width="5.715cm" svg:height="1.651cm" svg:x="12.938cm" svg:y="6.207cm">
          <text:p text:style-name="P1">IWindow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35cm" svg:height="1.905cm" svg:x="3.159cm" svg:y="20.304cm">
          <text:p text:style-name="P1">VulkanRenderer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8.62cm" svg:y1="15.097cm" svg:x2="5.699cm" svg:y2="20.304cm">
          <text:p/>
        </draw:line>
        <draw:custom-shape draw:style-name="gr18" draw:text-style-name="P1" draw:layer="layout" svg:width="6.223cm" svg:height="1.397cm" svg:x="6.461cm" svg:y="3.032cm">
          <text:p text:style-name="P1">IRenderableObjec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763cm" svg:y1="13.065cm" svg:x2="9.763cm" svg:y2="4.556cm">
          <text:p/>
        </draw:line>
        <draw:line draw:style-name="gr8" draw:text-style-name="P2" draw:layer="layout" svg:x1="5.953cm" svg:y1="22.082cm" svg:x2="5.953cm" svg:y2="24.495cm">
          <text:p/>
        </draw:line>
        <draw:custom-shape draw:style-name="gr18" draw:text-style-name="P1" draw:layer="layout" svg:width="6.223cm" svg:height="1.397cm" svg:x="3.286cm" svg:y="24.368cm">
          <text:p text:style-name="P1">Vulkan API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319cm" svg:y1="14.462cm" svg:x2="15.859cm" svg:y2="14.462cm">
          <text:p/>
        </draw:line>
        <draw:custom-shape draw:style-name="gr19" draw:text-style-name="P1" draw:layer="layout" svg:width="4.318cm" svg:height="1.397cm" svg:x="15.732cm" svg:y="13.7cm">
          <text:p text:style-name="P1">RenderConfig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4.947cm" svg:height="0.989cm" svg:x="-0.621cm" svg:y="33.307cm">
          <draw:text-box>
            <text:p>对系统最上层公</text:p>
          </draw:text-box>
        </draw:frame>
      </draw:page>
      <draw:page draw:name="page3" draw:style-name="dp1" draw:master-page-name="Default">
        <draw:custom-shape draw:style-name="gr21" draw:text-style-name="P4" draw:layer="test" svg:width="17.272cm" svg:height="23.368cm" svg:x="2.143cm" svg:y="2.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572cm" svg:height="2.921cm" svg:x="8.493cm" svg:y="13.065cm">
          <text:p text:style-name="P1">核心业务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0.414cm" svg:height="9.017cm" svg:x="5.699cm" svg:y="10.398cm">
          <text:p text:style-name="P1">核心接口层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4.351cm" svg:height="13.589cm" svg:x="4.048cm" svg:y="8.62cm">
          <text:p text:style-name="P1">实现核心接口实例层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001cm" svg:height="2.286cm" svg:x="3.667cm" svg:y="2.905cm">
          <text:p text:style-name="P1">复杂业务架构设计</text:p>
          <text:p text:style-name="P1">类型契约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2.573cm" svg:height="3.556cm" svg:x="5.572cm" svg:y="23.86cm">
          <text:p text:style-name="P1">对系统最上层公开&amp;核心层封闭（实例）</text:p>
          <text:p text:style-name="P1">对系统最上层封闭&amp;核心层公开（接口）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est</svg:title>
      </draw:layer>
      <draw:layer draw:name="background"/>
      <draw:layer draw:name="backgroundobjects"/>
      <draw:layer draw:name="controls"/>
      <draw:layer draw:name="measurelines"/>
      <draw:layer draw:name="Layer5"/>
      <draw:layer draw:name="tes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8T02:59:34.299619286</meta:creation-date>
    <dc:date>2021-04-08T06:27:12.771357272</dc:date>
    <meta:editing-duration>PT3M6S</meta:editing-duration>
    <meta:editing-cycles>1</meta:editing-cycles>
    <meta:document-statistic meta:object-count="38"/>
    <meta:generator>LibreOffice/6.1.5.2$Linux_X86_64 LibreOffice_project/10$Build-2</meta:generator>
  </office:meta>
</office:document-meta>
</file>